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4757"/>
    </style:style>
    <style:style style:name="P2" style:family="paragraph" style:parent-style-name="Standard">
      <style:text-properties officeooo:rsid="000e2a00" officeooo:paragraph-rsid="000e2a00"/>
    </style:style>
    <style:style style:name="P3" style:family="paragraph" style:parent-style-name="Standard">
      <style:text-properties officeooo:rsid="000e38db" officeooo:paragraph-rsid="000e38db"/>
    </style:style>
    <style:style style:name="P4" style:family="paragraph" style:parent-style-name="Standard">
      <style:text-properties fo:font-weight="bold" officeooo:rsid="000f9422" officeooo:paragraph-rsid="000f9422" style:font-weight-asian="bold" style:font-weight-complex="bold"/>
    </style:style>
    <style:style style:name="P5" style:family="paragraph" style:parent-style-name="Standard">
      <style:text-properties fo:font-weight="normal" officeooo:rsid="000f9422" officeooo:paragraph-rsid="000f9422" style:font-weight-asian="normal" style:font-weight-complex="normal"/>
    </style:style>
    <style:style style:name="P6" style:family="paragraph" style:parent-style-name="Standard">
      <style:text-properties officeooo:rsid="000f9422" officeooo:paragraph-rsid="000f9422"/>
    </style:style>
    <style:style style:name="P7" style:family="paragraph" style:parent-style-name="Standard">
      <style:text-properties style:text-position="0% 100%" fo:font-weight="normal" officeooo:rsid="000f9422" officeooo:paragraph-rsid="000f9422" style:font-weight-asian="normal" style:font-weight-complex="normal"/>
    </style:style>
    <style:style style:name="P8" style:family="paragraph" style:parent-style-name="Standard">
      <style:text-properties style:text-position="0% 100%" fo:font-weight="bold" officeooo:rsid="000f9422" officeooo:paragraph-rsid="000f9422" style:font-weight-asian="bold" style:font-weight-complex="bold"/>
    </style:style>
    <style:style style:name="P9" style:family="paragraph" style:parent-style-name="Standard">
      <style:text-properties style:text-position="0% 100%" fo:font-weight="bold" officeooo:rsid="00101b7e" officeooo:paragraph-rsid="00101b7e" style:font-weight-asian="bold" style:font-weight-complex="bold"/>
    </style:style>
    <style:style style:name="T1" style:family="text">
      <style:text-properties officeooo:rsid="000e2a00"/>
    </style:style>
    <style:style style:name="T2" style:family="text">
      <style:text-properties style:text-position="super 58%"/>
    </style:style>
    <style:style style:name="T3" style:family="text">
      <style:text-properties style:text-position="super 58%" officeooo:rsid="000e2a00"/>
    </style:style>
    <style:style style:name="T4" style:family="text">
      <style:text-properties style:text-position="0% 100%"/>
    </style:style>
    <style:style style:name="T5" style:family="text">
      <style:text-properties style:text-position="0% 100%" officeooo:rsid="000e2a00"/>
    </style:style>
    <style:style style:name="T6" style:family="text">
      <style:text-properties style:text-position="0% 100%" officeooo:rsid="000f9422"/>
    </style:style>
    <style:style style:name="T7" style:family="text">
      <style:text-properties style:text-position="sub 58%"/>
    </style:style>
    <style:style style:name="T8" style:family="text">
      <style:text-properties officeooo:rsid="00101b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y bienvenido de nuevo en esta lección veremos los dos últimos casos a los que podemos enfrentarnos cuando resolvemos fracciones parciales, <text:span text:style-name="T1">el primero de ello es cuando Q(x) o el denominador de nuestra fracción es un termino cuadrático irreductible en los reales, es decir tiene la forma </text:span></text:p>
      <text:p text:style-name="P1"><text:tab/><text:tab/><text:tab/><text:tab/><text:span text:style-name="T1">ax</text:span><text:span text:style-name="T3">2</text:span><text:span text:style-name="T5">+bx+c </text:span></text:p>
      <text:p text:style-name="P2"><text:span text:style-name="T4">y su descomposición seria, de la forma </text:span></text:p>
      <text:p text:style-name="P2"><text:span text:style-name="T4"><text:tab/><text:tab/><text:tab/><text:tab/>Ax+B/ax</text:span><text:span text:style-name="T2">2</text:span><text:span text:style-name="T4">+bx+c </text:span></text:p>
      <text:p text:style-name="P2"><text:span text:style-name="T4"/></text:p>
      <text:p text:style-name="P6"><text:span text:style-name="T4">Quiero llamar la atención sobre el hecho de que estamos descomponiendolo en una fracción propia.</text:span></text:p>
      <text:p text:style-name="P3"><text:span text:style-name="T4">Al momento de resolver este problema nos veremos con un sistema de ecuaciones, este tema a pesar de que no es difícil es un tema que se ve afondo en cualquier libro de </text:span><text:span text:style-name="T6">álgebra</text:span><text:span text:style-name="T4"> lineal, lo cual es más avanzado que fundamentos de </text:span><text:span text:style-name="T6">álgebra</text:span><text:span text:style-name="T4">, aquí solo lo veremos de un modo superfluo, recuerda que si quieres profundizar en cualquier tema aquí mostrado, siempre es algo recomendable, pues bien veamos un ejemplo para </text:span><text:span text:style-name="T6">entenderlo</text:span><text:span text:style-name="T4"> mejor, </text:span></text:p>
      <text:p text:style-name="P3"><text:span text:style-name="T4"/></text:p>
      <text:p text:style-name="P4"><text:span text:style-name="T4">HACER EJEMPLO DE LA PAGINA 109 Y EXPLICAR QUE SON LOS SISTEMAS DE ECUACIONES. </text:span></text:p>
      <text:p text:style-name="P4"><text:span text:style-name="T4"/></text:p>
      <text:p text:style-name="P5"><text:span text:style-name="T4">Ahora el siguiente caso con el que nos podemos encontrar es el caso que tengamos factores cuadráticos, pero repetidos, es decir que Q(x) tenga la forma</text:span></text:p>
      <text:p text:style-name="P5"><text:span text:style-name="T4"/></text:p>
      <text:p text:style-name="P5"><text:span text:style-name="T4"><text:tab/><text:tab/><text:tab/><text:tab/><text:tab/><text:tab/>(ax</text:span><text:span text:style-name="T2">2</text:span><text:span text:style-name="T4">+bx+c)</text:span><text:span text:style-name="T2">n</text:span></text:p>
      <text:p text:style-name="P5"><text:span text:style-name="T4">este factor se debe descomponer en la forma</text:span></text:p>
      <text:p text:style-name="P5"><text:span text:style-name="T4"><text:tab/><text:tab/><text:tab/>A</text:span><text:span text:style-name="T7">1</text:span><text:span text:style-name="T4">x+B</text:span><text:span text:style-name="T7">1</text:span><text:span text:style-name="T4">/(ax</text:span><text:span text:style-name="T2">2</text:span><text:span text:style-name="T4">+bx+c)+A</text:span><text:span text:style-name="T7">2</text:span><text:span text:style-name="T4">x+B</text:span><text:span text:style-name="T7">2</text:span><text:span text:style-name="T4">/(ax</text:span><text:span text:style-name="T2">2</text:span><text:span text:style-name="T4">+bx+c)</text:span><text:span text:style-name="T2">2</text:span><text:span text:style-name="T4">+...+A</text:span><text:span text:style-name="T7">1</text:span><text:span text:style-name="T4">x+B</text:span><text:span text:style-name="T7">1</text:span><text:span text:style-name="T4">/(ax</text:span><text:span text:style-name="T2">2</text:span><text:span text:style-name="T4">+bx+c)</text:span><text:span text:style-name="T2">n</text:span></text:p>
      <text:p text:style-name="P7">y la forma de resolverla sigue <text:span text:style-name="T8">básicamente</text:span> el mismo <text:span text:style-name="T8">método</text:span> que hemos visto, </text:p>
      <text:p text:style-name="P7"/>
      <text:p text:style-name="P8">RESOLVER EL EJEMPLO <text:s/>PAGINA 203</text:p>
      <text:p text:style-name="P8"/>
      <text:p text:style-name="P7">y por supuesto antes de cerrar el tema, quizá te preguntes que pasa si en la factorización de Q(x) tenemos dos casos, bueno pues no debes preocuparte porque puedes mezclar métodos sin problemas, veamos un ejemplo </text:p>
      <text:p text:style-name="P7"/>
      <text:p text:style-name="P9">EJEMPLO PAGINA 202</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7:44:47.246000000</meta:creation-date>
    <dc:date>2019-07-09T18:28:12.643000000</dc:date>
    <meta:editing-duration>PT53S</meta:editing-duration>
    <meta:editing-cycles>1</meta:editing-cycles>
    <meta:document-statistic meta:table-count="0" meta:image-count="0" meta:object-count="0" meta:page-count="1" meta:paragraph-count="15" meta:word-count="253" meta:character-count="1576" meta:non-whitespace-character-count="1312"/>
    <meta:generator>LibreOffice/6.1.1.2$Windows_X86_64 LibreOffice_project/5d19a1bfa650b796764388cd8b33a5af1f5baa1b</meta:generator>
  </office:meta>
</office:document-meta>
</file>